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cb2f"/>
    </style:style>
    <style:style style:name="P2" style:family="paragraph" style:parent-style-name="Standard">
      <style:text-properties officeooo:rsid="001acb2f" officeooo:paragraph-rsid="001acb2f"/>
    </style:style>
    <style:style style:name="P3" style:family="paragraph" style:parent-style-name="Standard">
      <style:text-properties officeooo:rsid="001adf2a" officeooo:paragraph-rsid="001adf2a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>
      <style:paragraph-properties fo:margin-top="0in" fo:margin-bottom="0in" loext:contextual-spacing="false"/>
      <style:text-properties officeooo:paragraph-rsid="001acb2f"/>
    </style:style>
    <style:style style:name="P6" style:family="paragraph" style:parent-style-name="Text_20_body">
      <style:paragraph-properties fo:margin-top="0in" fo:margin-bottom="0in" loext:contextual-spacing="false"/>
      <style:text-properties officeooo:rsid="001acb2f" officeooo:paragraph-rsid="001acb2f"/>
    </style:style>
    <style:style style:name="P7" style:family="paragraph" style:parent-style-name="Text_20_body">
      <style:paragraph-properties fo:margin-top="0in" fo:margin-bottom="0in" loext:contextual-spacing="false"/>
      <style:text-properties officeooo:rsid="001adf2a" officeooo:paragraph-rsid="001adf2a"/>
    </style:style>
    <style:style style:name="T1" style:family="text">
      <style:text-properties officeooo:rsid="001acb2f"/>
    </style:style>
    <style:style style:name="T2" style:family="text">
      <style:text-properties officeooo:rsid="001adf2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ris Logsdon</text:span><text:tab/> <text:s text:c="7"/></text:p>
      <text:p text:style-name="P1"><text:span text:style-name="T1"><text:tab/><text:tab/><text:tab/><text:tab/><text:tab/><text:tab/>Questions</text:span></text:p>
      <text:p text:style-name="P1"/>
      <text:p text:style-name="P1">How far have you progressed in this assignment? </text:p>
      <text:p text:style-name="P2">I am almost finished with it, the only methods and set of unit tests I am unable to make work are MakePi(); and CountXX();. </text:p>
      <text:p text:style-name="P1"/>
      <text:p text:style-name="P1"/>
      <text:p text:style-name="P1"/>
      <text:p text:style-name="P4">What roadblocks have you encountered? </text:p>
      <text:p text:style-name="P6">The first roadblock I found was that I was rusty on how to implement some of these prompts into code. I had not worked with for-loops or do-while statements in a while, so this proved to be a refresher.</text:p>
      <text:p text:style-name="P4"/>
      <text:p text:style-name="P5">What help have you found so far?</text:p>
      <text:p text:style-name="P6">I have utilized open office hours, <text:span text:style-name="T2">looked back through my notes, and reread some of the lessons from past milestones that were applicable. </text:span></text:p>
      <text:p text:style-name="P5"/>
      <text:p text:style-name="P5"/>
      <text:p text:style-name="P5">If there are still roadblocks, what are they? </text:p>
      <text:p text:style-name="P7">For CountXX();, I have not used SubString before now and am still working out how to use it in order to get the right return value. I will be visiting open office hours with that problem once more, to see if I can resolve this roadblock before I turn this assignment in for a grade.</text:p>
      <text:p text:style-name="P5"/>
      <text:p text:style-name="P5">Has there been any enlightening revelations that have come while working on this assignment? If so, what did you learn? </text:p>
      <text:p text:style-name="P3">Yes I have, most of all, I learned that coding is just like writing. <text:s/>In college I learned that If you want to write well, you must write everyday. This allows you to practice and to improve your methods and organization. The same, I learned, is true for programm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5:11:29.215228263</meta:creation-date>
    <dc:date>2017-09-15T15:27:55.511481172</dc:date>
    <meta:editing-duration>PT6M16S</meta:editing-duration>
    <meta:editing-cycles>1</meta:editing-cycles>
    <meta:document-statistic meta:table-count="0" meta:image-count="0" meta:object-count="0" meta:page-count="1" meta:paragraph-count="12" meta:word-count="241" meta:character-count="1336" meta:non-whitespace-character-count="1084"/>
    <meta:generator>LibreOffice/5.1.6.2$Linux_X86_64 LibreOffice_project/10m0$Build-2</meta:generator>
  </office:meta>
</office:document-meta>
</file>